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language="en" fo:country="GB" loext:padding="0cm" loext:border="none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language="en" fo:country="GB" loext:padding="0cm" loext:border="none"/>
    </style:style>
    <style:style style:name="T1" style:family="text">
      <style:text-properties fo:language="en" fo:country="GB"/>
    </style:style>
    <style:style style:name="T2" style:family="text">
      <style:text-properties fo:language="en" fo:country="GB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 ubuntu </text:p>
      <text:p text:style-name="P3"><text:span text:style-name="T1">1 To install a node</text:span>  </text:p>
      <text:p text:style-name="P2">First install &gt; sudo apt install curl </text:p>
      <text:p text:style-name="P2">Then  </text:p>
      <text:p text:style-name="P2">curl -sL https://deb.nodesource.com/setup_6.x | sudo -E bash - </text:p>
      <text:p text:style-name="P2">Then </text:p>
      <text:p text:style-name="P2">sudo apt-get install -y nodejsz </text:p>
      <text:p text:style-name="P2">Then native build tools for node </text:p>
      <text:p text:style-name="P2">sudo apt-get install -y build-essential </text:p>
      <text:p text:style-name="P3"> </text:p>
      <text:p text:style-name="P3"> </text:p>
      <text:p text:style-name="P2">2 Install java </text:p>
      <text:p text:style-name="P2">sudo add-apt-repository ppa:webupd8team/java  </text:p>
      <text:p text:style-name="P2">sudo apt-get update  </text:p>
      <text:p text:style-name="P2">sudo apt-get install oracle-java8-installer </text:p>
      <text:p text:style-name="P3"> </text:p>
      <text:p text:style-name="P2">3 Install android studio </text:p>
      <text:p text:style-name="P2">https://stackoverflow.com/questions/28314139/how-to-install-android-studio-on-ubuntu </text:p>
      <text:p text:style-name="P2">Download the studio package </text:p>
      <text:p text:style-name="P2">Extract it in local drive </text:p>
      <text:p text:style-name="P2">And open shell file from locating android studio folder with command ./studio.sh </text:p>
      <text:p text:style-name="P2">And fire command before open file </text:p>
      <text:p text:style-name="P2">sudo apt-get install libc6:i386 libncurses5:i386 libstdc++6:i386 lib32z1 libbz2-1.0:i386 </text:p>
      <text:p text:style-name="P3"> </text:p>
      <text:p text:style-name="P2">4 unzip packager install </text:p>
      <text:p text:style-name="P2">sudo apt-get install unzip </text:p>
      <text:p text:style-name="P3"> </text:p>
      <text:p text:style-name="P2">5 install vim  </text:p>
      <text:p text:style-name="P2">sudo apt-get update  </text:p>
      <text:p text:style-name="P2">sudo apt-get install vim </text:p>
      <text:p text:style-name="P3"> </text:p>
      <text:p text:style-name="P2">6 Install gradle </text:p>
      <text:p text:style-name="P2">Ref https://www.vultr.com/docs/how-to-install-gradle-on-ubuntu-16-10 </text:p>
      <text:p text:style-name="P1"><text:span text:style-name="T2">Download pckger from </text:span><text:a xlink:type="simple" xlink:href="https://services.gradle.org/distributions/" office:target-frame-name="_blank" xlink:show="new" text:style-name="Internet_20_link" text:visited-style-name="Visited_20_Internet_20_Link">https://services.gradle.org/distributions/</text:a><text:span text:style-name="T2"> or  </text:span></text:p>
      <text:p text:style-name="P2">wget https://services.gradle.org/distributions/gradle-3.4.1-bin.zip </text:p>
      <text:p text:style-name="P2">Sudo mkdir /opt/gradle </text:p>
      <text:p text:style-name="P2">sudo unzip -d /opt/gradle gradle-3.4.1-bin.zip </text:p>
      <text:p text:style-name="P2">Set path export PATH=$PATH:/opt/gradle/gradle-3.4.1/bin </text:p>
      <text:p text:style-name="P3"> </text:p>
      <text:p text:style-name="P2">7 gitbash install </text:p>
      <text:p text:style-name="P1"><text:a xlink:type="simple" xlink:href="https://git-scm.com/download/linux" office:target-frame-name="_blank" xlink:show="new" text:style-name="Internet_20_link" text:visited-style-name="Visited_20_Internet_20_Link">https://git-scm.com/download/linux</text:a><text:span text:style-name="T2"> </text:span></text:p>
      <text:p text:style-name="P2">Debian/Ubuntu </text:p>
      <text:p text:style-name="P2">For the latest stable version for your release of Debian/Ubuntu </text:p>
      <text:p text:style-name="P2"># apt-get install git </text:p>
      <text:p text:style-name="P2"><text:soft-page-break/>For Ubuntu, this PPA provides the latest stable upstream Git version </text:p>
      <text:p text:style-name="P2"># add-apt-repository ppa:git-core/ppa # apt update; apt install git </text:p>
      <text:p text:style-name="P1"><text:span text:style-name="T2">git config --global user.email "</text:span><text:a xlink:type="simple" xlink:href="mailto:you@example.com" office:target-frame-name="_blank" xlink:show="new" text:style-name="Internet_20_link" text:visited-style-name="Visited_20_Internet_20_Link">you@example.com</text:a><text:span text:style-name="T2">" </text:span></text:p>
      <text:p text:style-name="P3">           <text:span text:style-name="T1">git config --global user.name "Your Name" </text:span></text:p>
      <text:p text:style-name="P3"> </text:p>
      <text:p text:style-name="P2">8 install sublime </text:p>
      <text:p text:style-name="P2">http://tipsonubuntu.com/2017/05/30/install-sublime-text-3-ubuntu-16-04-official-way/ </text:p>
      <text:p text:style-name="P3"> </text:p>
      <text:p text:style-name="P2">9 install VSCode </text:p>
      <text:p text:style-name="P1"><text:a xlink:type="simple" xlink:href="https://code.visualstudio.com/docs/setup/linux" office:target-frame-name="_blank" xlink:show="new" text:style-name="Internet_20_link" text:visited-style-name="Visited_20_Internet_20_Link">https://code.visualstudio.com/docs/setup/linux</text:a><text:span text:style-name="T2"> </text:span></text:p>
      <text:p text:style-name="P2">sudo dpkg -i &lt;file&gt;.deb  </text:p>
      <text:p text:style-name="P2">sudo apt-get install -f # Install dependencies </text:p>
      <text:p text:style-name="P3"> </text:p>
      <text:p text:style-name="P2">**install via .deb file </text:p>
      <text:p text:style-name="P2">https://unix.stackexchange.com/questions/159094/how-to-install-a-deb-file-by-dpkg-i-or-by-apt </text:p>
      <text:p text:style-name="P2">sudo dpkg -i skypeforlinux-64.deb  </text:p>
      <text:p text:style-name="P3"> </text:p>
      <text:p text:style-name="P3"> </text:p>
      <text:p text:style-name="P2">*to download any package </text:p>
      <text:p text:style-name="P2">Wget location.com </text:p>
      <text:p text:style-name="P3"> </text:p>
      <text:p text:style-name="P2">** set path </text:p>
      <text:p text:style-name="P2">https://askubuntu.com/questions/175514/how-to-set-java-home-for-java </text:p>
      <text:p text:style-name="P2">export PATH=$PATH:/opt/gradle/gradle-3.4.1/bin </text:p>
      <text:p text:style-name="P2">export GRADLE_HOME=/opt/gradle/gradle-3.4.1/bin </text:p>
      <text:p text:style-name="P2">export ANDROID_HOME=/home/auxesis/Android/Sdk </text:p>
      <text:p text:style-name="P2">export PATH=$PATH:$ANDROID_HOME/tools </text:p>
      <text:p text:style-name="P2">export PATH=$PATH:$ANDROID_HOME/platform-tools </text:p>
      <text:p text:style-name="P2">export JAVA_HOME=/usr/lib/jvm/java-8-oracle </text:p>
      <text:p text:style-name="P2">export GRADLE_HOME=/opt/gradle/gradle-3.4.1 </text:p>
      <text:p text:style-name="P2">export PATH=$PATH:$GRADLE_HOME/bin </text:p>
      <text:p text:style-name="P3"> </text:p>
      <text:p text:style-name="P3"> </text:p>
      <text:p text:style-name="P3"> </text:p>
      <text:p text:style-name="P3"> </text:p>
      <text:p text:style-name="P3"> 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4T13:54:13.321387549</meta:creation-date>
    <dc:date>2017-10-14T19:10:05.597693283</dc:date>
    <meta:editing-duration>PT5H15M39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2" meta:paragraph-count="80" meta:word-count="241" meta:character-count="2478" meta:non-whitespace-character-count="2201"/>
  </office:meta>
</office:document-meta>
</file>